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fb2ad" officeooo:paragraph-rsid="000fb2ad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fb2ad" officeooo:paragraph-rsid="00115305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0fb2ad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15305" officeooo:paragraph-rsid="00115305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115305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Standard">
      <style:text-properties style:font-name="Liberation Serif" fo:font-size="12pt" fo:font-weight="bold" officeooo:rsid="000fb2a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bold" officeooo:rsid="000fb2ad" officeooo:paragraph-rsid="000fb2a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bold" officeooo:rsid="00115305" officeooo:paragraph-rsid="00115305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6pt" fo:font-weight="bold" officeooo:rsid="000fb2ad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Liberation Serif" fo:font-size="16pt" fo:font-weight="bold" officeooo:rsid="000fb2ad" officeooo:paragraph-rsid="000fb2ad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Sans serif" fo:font-size="14pt" fo:font-weight="bold" officeooo:rsid="00115305" officeooo:paragraph-rsid="00115305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Sans serif" fo:font-size="14pt" fo:font-weight="bold" officeooo:rsid="000fb2ad" officeooo:paragraph-rsid="000fb2a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Sans serif" fo:font-size="14pt" officeooo:rsid="000fb2ad" officeooo:paragraph-rsid="000fb2ad" style:font-size-asian="14pt" style:font-size-complex="14pt"/>
    </style:style>
    <style:style style:name="P16" style:family="paragraph" style:parent-style-name="Standard">
      <style:text-properties officeooo:paragraph-rsid="0012cadd"/>
    </style:style>
    <style:style style:name="P1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officeooo:paragraph-rsid="000fb2ad" style:font-size-asian="12pt" style:font-size-complex="12pt"/>
    </style:style>
    <style:style style:name="P1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officeooo:paragraph-rsid="00115305" style:font-size-asian="12pt" style:font-size-complex="12pt"/>
    </style:style>
    <style:style style:name="P1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officeooo:rsid="000fb2ad" officeooo:paragraph-rsid="000fb2ad" style:font-size-asian="12pt" style:font-size-complex="12pt"/>
    </style:style>
    <style:style style:name="P2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officeooo:rsid="000fb2ad" officeooo:paragraph-rsid="00115305" style:font-size-asian="12pt" style:font-size-complex="12pt"/>
    </style:style>
    <style:style style:name="T1" style:family="text">
      <style:text-properties officeooo:rsid="000fb2ad"/>
    </style:style>
    <style:style style:name="T2" style:family="text">
      <style:text-properties officeooo:rsid="0011530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5305" style:font-weight-asian="bold" style:font-weight-complex="bold"/>
    </style:style>
    <style:style style:name="T5" style:family="text">
      <style:text-properties style:font-name="Liberation Serif" fo:font-size="12pt" fo:font-weight="normal" officeooo:rsid="00115305" style:font-size-asian="12pt" style:font-weight-asian="normal" style:font-size-complex="12pt" style:font-weight-complex="normal"/>
    </style:style>
    <style:style style:name="T6" style:family="text">
      <style:text-properties officeooo:rsid="0012ca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imon FERNANDES <text:tab/></text:p>
      <text:p text:style-name="P11"><text:tab/><text:tab/><text:tab/><text:tab/>Compte-Rendu TP3</text:p>
      <text:p text:style-name="P8"/>
      <text:p text:style-name="P8"/>
      <text:p text:style-name="P12">Diagramme de classe (exercice 2)</text:p>
      <text:p text:style-name="P2"/>
      <text:p text:style-name="P14">Camion</text:p>
      <text:p text:style-name="P2">N° immatriculation</text:p>
      <text:p text:style-name="P4"><text:span text:style-name="T1">« Les </text:span>dates et heures d’arrivée de cet apport sont soigneusement notées avec le numéro d’immatriculation du camio<text:span text:style-name="T1">n. »</text:span></text:p>
      <text:p text:style-name="P2">NbPaletteMax</text:p>
      <text:p text:style-name="P4"><text:span text:style-name="T1">« Les </text:span>camions ont été préalablement répertoriés par leur coopérative avec leur capacité exprimée en nombre de palettes »</text:p>
      <text:p text:style-name="P17"/>
      <text:p text:style-name="P7"/>
      <text:p text:style-name="P14">Apport</text:p>
      <text:p text:style-name="P9">n° apport</text:p>
      <text:p text:style-name="P4"><text:span text:style-name="T1">« Le res</text:span>ponsable du transport enregistre le départ du camion en lui affectant </text:p>
      <text:p text:style-name="P1">un numéro d’app<text:span text:style-name="T1">ort »</text:span></text:p>
      <text:p text:style-name="P2">DateArrivée</text:p>
      <text:p text:style-name="P2">DateDépart</text:p>
      <text:p text:style-name="P4"><text:span text:style-name="T1">« Les </text:span>dates et heures d’arrivée de cet apport sont soigneuseme<text:span text:style-name="T1">nt notées »</text:span></text:p>
      <text:p text:style-name="P19"/>
      <text:p text:style-name="P2"/>
      <text:p text:style-name="P15"><text:span text:style-name="T3">Livreur </text:span></text:p>
      <text:p text:style-name="P2">(classe abstraite)</text:p>
      <text:p text:style-name="P4"><text:span text:style-name="T1">« Les livreurs son</text:span>t des coopérateurs ou des particuliers indépendants. »</text:p>
      <text:p text:style-name="P20"/>
      <text:p text:style-name="P3"/>
      <text:p text:style-name="P14">Indépendant (hérite de livreur)</text:p>
      <text:p text:style-name="P20"/>
      <text:p text:style-name="P3"/>
      <text:p text:style-name="P14">Statut </text:p>
      <text:p text:style-name="P4"><text:span text:style-name="T1">« </text:span>En ce qui concerne les livreurs indépendants, il est important de connaître le statut juridique qu’ils ont choi<text:span text:style-name="T1">si »</text:span></text:p>
      <text:p text:style-name="P4"/>
      <text:p text:style-name="P9">CodeStatut</text:p>
      <text:p text:style-name="P2">LibelléStatut</text:p>
      <text:p text:style-name="P4"><text:span text:style-name="T1">« Celui</text:span>-ci est identifié par le code du statut et se caractérise pactérise par un libel<text:span text:style-name="T1">lé »</text:span></text:p>
      <text:p text:style-name="P20"/>
      <text:p text:style-name="P3"/>
      <text:p text:style-name="P14">Coopérative (hérite de livreur)</text:p>
      <text:p text:style-name="P4"><text:span text:style-name="T1">« Pour chaque livreur coopérateur, le </text:span>pourcentage de sa production qu’il apporte à la coopérative est en<text:span text:style-name="T2">registré »</text:span></text:p>
      <text:p text:style-name="P20"/>
      <text:p text:style-name="P3"/>
      <text:p text:style-name="P13">Palette</text:p>
      <text:p text:style-name="P5"/>
      <text:p text:style-name="P6"><text:span text:style-name="T4">n° : « </text:span><text:span text:style-name="T2">Les palettes appartiennent toutes à la coopérative. Elles possèdent un numéro qui est peint sur </text:span><text:soft-page-break/>le bois et qui permet de les identifier sans <text:span text:style-name="T2">ambiguïté »</text:span></text:p>
      <text:p text:style-name="P5"/>
      <text:p text:style-name="P20"/>
      <text:p text:style-name="P3"/>
      <text:p text:style-name="P13">Lot</text:p>
      <text:p text:style-name="P10">n°</text:p>
      <text:p text:style-name="P10"/>
      <text:p text:style-name="P20"/>
      <text:p text:style-name="P5"/>
      <text:p text:style-name="P13">Cepage</text:p>
      <text:p text:style-name="P6"><text:span text:style-name="T2">« Le raisin de champagne se divise </text:span>en trois cépage<text:span text:style-name="T2">s</text:span> »</text:p>
      <text:p text:style-name="P5">Code cru</text:p>
      <text:p text:style-name="P6"><text:span text:style-name="T2">« Le cru est la provenance du raisin »</text:span></text:p>
      <text:p text:style-name="P1"/>
      <text:p text:style-name="P20"/>
      <text:p text:style-name="P3"/>
      <text:p text:style-name="P13">Commune</text:p>
      <text:p text:style-name="P5"/>
      <text:p text:style-name="P10">Nom</text:p>
      <text:p text:style-name="P10">N° INSEE</text:p>
      <text:p text:style-name="P5">« correspond à un nom de commune et est identifié par le numéro INSEE de cette commune »</text:p>
      <text:p text:style-name="P5"/>
      <text:p text:style-name="P20"/>
      <text:p text:style-name="P5"/>
      <text:p text:style-name="P13">Année</text:p>
      <text:p text:style-name="P6"><text:span text:style-name="T2">« r</text:span>emis en cause chaque année »</text:p>
      <text:p text:style-name="P20"/>
      <text:p text:style-name="P6"/>
      <text:p text:style-name="P13">Classement</text:p>
      <text:p text:style-name="P6"><text:span text:style-name="T2">«</text:span>Un cru possède un classement de 80 à 100 qui est remis en cause chaque année »</text:p>
      <text:p text:style-name="P18"/>
      <text:p text:style-name="P6"/>
      <text:p text:style-name="P13">Pesée</text:p>
      <text:p text:style-name="P10">n° camion</text:p>
      <text:p text:style-name="P10">Poids</text:p>
      <text:p text:style-name="P16"><text:span text:style-name="T5">« </text:span>Après la pesée, le responsable de la coopérative rép<text:span text:style-name="T6">artit l'apport</text:span><text:span text:style-name="T5">  »</text:span></text:p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6:23:27.015896000</meta:creation-date>
    <dc:date>2017-12-05T16:57:11.851428000</dc:date>
    <meta:editing-duration>PT3M17S</meta:editing-duration>
    <meta:editing-cycles>1</meta:editing-cycles>
    <meta:document-statistic meta:table-count="0" meta:image-count="0" meta:object-count="0" meta:page-count="2" meta:paragraph-count="46" meta:word-count="285" meta:character-count="1658" meta:non-whitespace-character-count="1409"/>
    <meta:generator>LibreOffice/5.0.6.3$MacOSX_X86_64 LibreOffice_project/490fc03b25318460cfc54456516ea2519c11d1aa</meta:generator>
  </office:meta>
</office:document-meta>
</file>